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5ec8" officeooo:paragraph-rsid="001a5ec8" style:font-size-asian="16pt" style:font-size-complex="16pt"/>
    </style:style>
    <style:style style:name="P2" style:family="paragraph" style:parent-style-name="Standard">
      <style:paragraph-properties fo:text-align="start" style:justify-single-word="false"/>
      <style:text-properties fo:font-size="14pt" style:text-underline-style="none" officeooo:rsid="001bf69e" officeooo:paragraph-rsid="001bf69e"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a5ec8" officeooo:paragraph-rsid="001a5ec8" style:font-size-asian="12.25pt" style:font-size-complex="14pt"/>
    </style:style>
    <style:style style:name="P4" style:family="paragraph" style:parent-style-name="Standard" style:list-style-name="L1">
      <style:paragraph-properties fo:text-align="start" style:justify-single-word="false"/>
      <style:text-properties fo:font-size="14pt" style:text-underline-style="none" officeooo:rsid="001a5ec8" officeooo:paragraph-rsid="001a5ec8" style:font-size-asian="12.25pt" style:font-size-complex="14pt"/>
    </style:style>
    <style:style style:name="P5" style:family="paragraph" style:parent-style-name="Standard" style:list-style-name="L1">
      <style:paragraph-properties fo:text-align="start" style:justify-single-word="false"/>
      <style:text-properties fo:font-size="14pt" style:text-underline-style="none" officeooo:rsid="001a5ec8" officeooo:paragraph-rsid="001b8938" style:font-size-asian="12.25pt" style:font-size-complex="14pt"/>
    </style:style>
    <style:style style:name="P6" style:family="paragraph" style:parent-style-name="Standard" style:list-style-name="L1">
      <style:paragraph-properties fo:text-align="start" style:justify-single-word="false"/>
      <style:text-properties fo:font-size="14pt" style:text-underline-style="none" officeooo:rsid="001b8938" officeooo:paragraph-rsid="001b8938"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b8938" officeooo:paragraph-rsid="001b8938"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ca613" officeooo:paragraph-rsid="001ca613" style:font-size-asian="12.25pt" style:font-size-complex="14pt"/>
    </style:style>
    <style:style style:name="T1" style:family="text">
      <style:text-properties officeooo:rsid="001ca613"/>
    </style:style>
    <style:style style:name="T2" style:family="text">
      <style:text-properties officeooo:rsid="001b89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rse Horror – Narrative Outline</text:p>
      <text:p text:style-name="P1"/>
      <text:p text:style-name="P2">Overview- </text:p>
      <text:p text:style-name="P2">The game follows the perspective of a monster who struggles with an internal conflict between their nature as a monster who causes fear and their desire to be something different and kinder. This is presented via a kind of split personality, with two distinct voices arguing and encouraging the monster (and therefore the player) to take actions to either cause fear or calm. The player is placed in the role of this monster after infiltrating a suburban family home with the initial goal to scare the child who lives there. Over the course of the gameplay they will interact with the environment to either scare the child, living up to their monstrous nature, or help the child calm down and get to sleep, turning their back on their nature. If the player decides to give in to the monsters nature they will receive the “evil” ending, <text:span text:style-name="T1">taking on a more monstrous form and escaping the home to cause terror to more families. However, if the player helps the child sleep they will receive the “good” ending, taking on a still scary but almost angelic form and returning to the item they initially hid in to continue protecting the child from fear. </text:span></text:p>
      <text:p text:style-name="P3"/>
      <text:p text:style-name="P3">Intro Cutscene-</text:p>
      <text:list text:style-name="L1">
        <text:list-item>
          <text:p text:style-name="P4">Starts in suburban home</text:p>
        </text:list-item>
        <text:list-item>
          <text:p text:style-name="P4">It is late and a parent is putting their child to bed</text:p>
        </text:list-item>
        <text:list-item>
          <text:p text:style-name="P4">Child is scared of an “item”</text:p>
        </text:list-item>
        <text:list-item>
          <text:p text:style-name="P4">Parent reassures the child and promises there is nothing wrong with the item but at the child’s insistence hides the item in a closet outside the child’s room</text:p>
        </text:list-item>
        <text:list-item>
          <text:p text:style-name="P4">The camera moves to inside the item where a monster is suspended in a womb like space</text:p>
        </text:list-item>
        <text:list-item>
          <text:p text:style-name="P5">The monster begins to wax poetic about the struggles between their nature and what they want to be, <text:span text:style-name="T2">that even just their presence trapped in the item brings such fear to an innocent child</text:span></text:p>
        </text:list-item>
        <text:list-item>
          <text:p text:style-name="P5"><text:span text:style-name="T2">A darker version of the monster’s voice answers itself, telling them they have a role to fill and a task to complete, the child must be scared</text:span></text:p>
        </text:list-item>
        <text:list-item>
          <text:p text:style-name="P6">The monster exits the womb space standing in the hallway facing the child’s room</text:p>
        </text:list-item>
        <text:list-item>
          <text:p text:style-name="P6">The lighter voice speaks encouraging the monster to make a change, that the creature may look like a monster but doesn’t have to act like one</text:p>
        </text:list-item>
        <text:list-item>
          <text:p text:style-name="P6">Gameplay begins</text:p>
        </text:list-item>
      </text:list>
      <text:p text:style-name="P7"/>
      <text:p text:style-name="P7">Gameplay- </text:p>
      <text:p text:style-name="P7"/>
      <text:p text:style-name="P7"/>
      <text:p text:style-name="P8">Good Ending-</text:p>
      <text:p text:style-name="P8"/>
      <text:p text:style-name="P8"/>
      <text:p text:style-name="P8">Evil End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0T10:03:02.706000000</meta:creation-date>
    <dc:date>2025-05-10T10:46:14.036000000</dc:date>
    <meta:editing-duration>PT6M42S</meta:editing-duration>
    <meta:editing-cycles>1</meta:editing-cycles>
    <meta:document-statistic meta:table-count="0" meta:image-count="0" meta:object-count="0" meta:page-count="1" meta:paragraph-count="17" meta:word-count="393" meta:character-count="2162" meta:non-whitespace-character-count="1791"/>
    <meta:generator>LibreOffice/24.8.6.2$Windows_X86_64 LibreOffice_project/6d98ba145e9a8a39fc57bcc76981d1fb1316c60c</meta:generator>
  </office:meta>
</office:document-meta>
</file>